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55E170549AAD7052E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スライド作り kijimad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15.24cm" svg:height="10.156cm" svg:x="6.35cm" svg:y="3.179cm">
          <draw:image xlink:href="Pictures/100000000000050000000355E170549AAD7052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4.505cm" svg:x="1.27cm" svg:y="5.323cm" presentation:class="title" presentation:user-transformed="true">
          <draw:text-box>
            <text:p text:style-name="P2"><text:span text:style-name="T1">スライドをいくつか作ってみて、</text:span>方法が確立してきた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71cm" svg:y="6.261cm" presentation:class="title" presentation:user-transformed="true">
          <draw:text-box>
            <text:p text:style-name="P2">Q.なぜスライドにするか?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なぜスライド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読む側が最小限の時間/労力で把握できる</text:p>
                <text:list>
                  <text:list-item>
                    <text:p>読んでもらうためには数分ですぐ理解できなければならない</text:p>
                  </text:list-item>
                  <text:list-item>
                    <text:p>本を読み通せるのは、作者と出版社の信用と努力があるから</text:p>
                  </text:list-item>
                </text:list>
              </text:list-item>
              <text:list-item>
                <text:p>制約が生み出す表現</text:p>
                <text:list>
                  <text:list-item>
                    <text:p>文字数の制約がある</text:p>
                  </text:list-item>
                  <text:list-item>
                    <text:p>いかに整理して直感的に伝えるか?を考えるのを強いられ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4.505cm" svg:x="1.471cm" svg:y="5.02cm" presentation:class="title" presentation:user-transformed="true">
          <draw:text-box>
            <text:p>Q.これらを踏まえて、スライドツールには何が必要か?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スライドツールに求めること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/>
              </text:list-header>
              <text:list-item>
                <text:p>WYSIWYGでできる</text:p>
              </text:list-item>
            </text:list>
            <text:list text:style-name="L4">
              <text:list-item>
                <text:list>
                  <text:list-item>
                    <text:p>画像の再配置/縮小拡大をやりたいから</text:p>
                  </text:list-item>
                </text:list>
              </text:list-item>
            </text:list>
            <text:list text:style-name="L3">
              <text:list-item>
                <text:p>再編集できる</text:p>
              </text:list-item>
              <text:list-item>
                <text:p>コマンドラインでPDFにエクスポートできる</text:p>
                <text:list>
                  <text:list-item>
                    <text:p>スライドを変更するたびに再エクスポートを手動でしたくない</text:p>
                  </text:list-item>
                  <text:list-item>
                    <text:p>PDFは配信に便利である</text:p>
                  </text:list-item>
                </text:list>
              </text:list-item>
              <text:list-item>
                <text:p>元データをローカルに保存できる(Git管理できる)</text:p>
                <text:list>
                  <text:list-item>
                    <text:p>コマンドラインやCIを自由に設定でき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なので、ローカルマシンで動作するスライド作成ツールが候補になる</text:p>
              </text:list-header>
              <text:list-item>
                <text:p>PowerPoint</text:p>
              </text:list-item>
              <text:list-item>
                <text:p>LibreOffice Impress</text:p>
                <text:list>
                  <text:list-item>
                    <text:p>Linuxで利用しやすいので、これにし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作成から配信の流れ</text:p>
          </draw:text-box>
        </draw:frame>
        <draw:frame presentation:style-name="pr5" draw:layer="layout" svg:width="25.199cm" svg:height="9.134cm" svg:x="1.905cm" svg:y="4.201cm" presentation:class="outline" presentation:user-transformed="true">
          <draw:text-box>
            <text:list text:style-name="L3">
              <text:list-header>
                <text:p>- 普通にスライド作成、保存(ODP)</text:p>
                <text:list>
                  <text:list-header>
                    <text:p>※ LibreOfficeの標準フォーマットはODP</text:p>
                  </text:list-header>
                </text:list>
                <text:p>- 変換 <text:span text:style-name="T2">$ libreoffice --convert-to pdf *.odp</text:span></text:p>
                <text:p>- 生成したPDF, 元ファイルODPをコミット</text:p>
                <text:p>- GitHub Pagesで配信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fo:min-height="8.884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1T01:16:32.225488145</meta:creation-date>
    <dc:date>2025-02-01T11:06:00.515964001</dc:date>
    <meta:editing-duration>PT1H43M18S</meta:editing-duration>
    <meta:editing-cycles>6</meta:editing-cycles>
    <meta:generator>LibreOffice/7.3.7.2$Linux_X86_64 LibreOffice_project/30$Build-2</meta:generator>
    <meta:document-statistic meta:object-count="51"/>
  </office:meta>
</office:document-meta>
</file>